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3.8366"/>
          <table:table-cell office:value-type="float" office:value="32.923"/>
          <table:table-cell office:value-type="float" office:value="2.26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99.0"/>
          <table:table-cell office:value-type="float" office:value="1395.0"/>
          <table:table-cell office:value-type="float" office:value="1190755.0"/>
          <table:table-cell office:value-type="float" office:value="3474020.0"/>
          <table:table-cell office:value-type="float" office:value="2000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04248.0"/>
          <table:table-cell office:value-type="float" office:value="6520893.0"/>
          <table:table-cell office:value-type="float" office:value="4599684.0"/>
          <table:table-cell office:value-type="float" office:value="4312874.0"/>
          <table:table-cell office:value-type="float" office:value="6628132.0"/>
          <table:table-cell office:value-type="float" office:value="23829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3.016"/>
          <table:table-cell office:value-type="float" office:value="31.929"/>
          <table:table-cell office:value-type="float" office:value="1.47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53.0"/>
          <table:table-cell office:value-type="float" office:value="1190825.0"/>
          <table:table-cell office:value-type="float" office:value="3474282.0"/>
          <table:table-cell office:value-type="float" office:value="2013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04250.0"/>
          <table:table-cell office:value-type="float" office:value="6520859.0"/>
          <table:table-cell office:value-type="float" office:value="4599650.0"/>
          <table:table-cell office:value-type="float" office:value="4312870.0"/>
          <table:table-cell office:value-type="float" office:value="6628132.0"/>
          <table:table-cell office:value-type="float" office:value="23829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33.1109"/>
          <table:table-cell office:value-type="float" office:value="32.037"/>
          <table:table-cell office:value-type="float" office:value="1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100.0"/>
          <table:table-cell office:value-type="float" office:value="1190887.0"/>
          <table:table-cell office:value-type="float" office:value="3474514.0"/>
          <table:table-cell office:value-type="float" office:value="200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04252.0"/>
          <table:table-cell office:value-type="float" office:value="6520829.0"/>
          <table:table-cell office:value-type="float" office:value="4599620.0"/>
          <table:table-cell office:value-type="float" office:value="4312866.0"/>
          <table:table-cell office:value-type="float" office:value="6628132.0"/>
          <table:table-cell office:value-type="float" office:value="23829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